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pitch="variable"/>
    <style:font-face style:name="Linux Biolinum G" svg:font-family="'Linux Biolinum G'" style:font-pitch="variable"/>
    <style:font-face style:name="Linux Biolinum G1" svg:font-family="'Linux Biolinum G'" style:font-adornments="Negri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7d7" draw:fill-color="#ffd7d7" draw:textarea-vertical-align="middle" draw:auto-grow-height="false" fo:min-height="3.75cm" fo:min-width="8.201cm"/>
    </style:style>
    <style:style style:name="gr2" style:family="graphic" style:parent-style-name="standard">
      <style:graphic-properties draw:textarea-horizontal-align="justify" draw:textarea-vertical-align="middle" draw:auto-grow-height="false" fo:min-height="1.625cm" fo:min-width="3.20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38cm" fo:min-width="3.20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5cm" fo:min-width="4.4cm"/>
      <style:paragraph-properties style:writing-mode="lr-tb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1.35cm" fo:min-width="3.601cm"/>
      <style:paragraph-properties style:writing-mode="lr-tb"/>
    </style:style>
    <style:style style:name="gr6" style:family="graphic" style:parent-style-name="standard">
      <style:graphic-properties draw:marker-start="Arrow" draw:marker-start-width="0.3cm" draw:marker-end="" draw:marker-end-width="0.3cm" draw:textarea-vertical-align="middle"/>
      <style:paragraph-properties style:writing-mode="lr-tb"/>
    </style:style>
    <style:style style:name="gr7" style:family="graphic" style:parent-style-name="standard">
      <style:graphic-properties svg:stroke-color="#ffd8ce" draw:fill-color="#ffd7d7" draw:textarea-vertical-align="middle" draw:auto-grow-height="false" fo:min-height="4.85cm" fo:min-width="2.2cm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svg:stroke-color="#ff0000" draw:fill-color="#ff7b59" draw:textarea-horizontal-align="justify" draw:textarea-vertical-align="middle" draw:auto-grow-height="false" fo:min-height="1.679cm" fo:min-width="1.3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fill-color="#f6f9d4" draw:textarea-horizontal-align="justify" draw:textarea-vertical-align="top" draw:auto-grow-height="false" fo:min-height="2.818cm" fo:min-width="4.668cm"/>
      <style:paragraph-properties style:writing-mode="lr-tb"/>
    </style:style>
    <style:style style:name="gr12" style:family="graphic" style:parent-style-name="standard">
      <style:graphic-properties svg:stroke-color="#158466" draw:fill-color="#afd095" draw:textarea-horizontal-align="justify" draw:textarea-vertical-align="middle" draw:auto-grow-height="false" fo:min-height="0.246cm" fo:min-width="0cm"/>
    </style:style>
    <style:style style:name="gr13" style:family="graphic" style:parent-style-name="standard">
      <style:graphic-properties svg:stroke-color="#ffd7d7" draw:fill-color="#ffd7d7" draw:textarea-horizontal-align="justify" draw:textarea-vertical-align="middle" draw:auto-grow-height="false" fo:min-height="0.261cm" fo:min-width="1.331cm"/>
    </style:style>
    <style:style style:name="gr14" style:family="graphic" style:parent-style-name="standard">
      <style:graphic-properties svg:stroke-color="#ff8000" draw:fill-color="#ffffff" draw:textarea-horizontal-align="justify" draw:textarea-vertical-align="middle" draw:auto-grow-height="false" fo:min-height="2.352cm" fo:min-width="3.375cm"/>
      <style:paragraph-properties style:writing-mode="lr-tb"/>
    </style:style>
    <style:style style:name="gr15" style:family="graphic" style:parent-style-name="standard">
      <style:graphic-properties svg:stroke-color="#ff8000" draw:fill-color="#ffdbb6" draw:textarea-horizontal-align="justify" draw:textarea-vertical-align="middle" draw:auto-grow-height="false" fo:min-height="0.4cm" fo:min-width="1.9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333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0.66cm" fo:min-width="0.41cm" fo:padding-top="0.165cm" fo:padding-bottom="0.165cm" fo:padding-left="0.29cm" fo:padding-right="0.29cm"/>
    </style:style>
    <style:style style:name="gr18" style:family="graphic" style:parent-style-name="standard">
      <style:graphic-properties svg:stroke-color="#000000" draw:fill-color="#000000" draw:textarea-vertical-align="middle" draw:auto-grow-height="false" fo:min-height="0.45cm" fo:min-width="0cm"/>
    </style:style>
    <style:style style:name="gr19" style:family="graphic" style:parent-style-name="standard">
      <style:graphic-properties draw:fill-color="#ffff00" draw:textarea-vertical-align="middle" draw:auto-grow-height="false" fo:min-height="0.348cm" fo:min-width="0cm"/>
    </style:style>
    <style:style style:name="gr20" style:family="graphic" style:parent-style-name="standard">
      <style:graphic-properties svg:stroke-color="#ff8000" draw:fill-color="#ffffd7" draw:textarea-horizontal-align="justify" draw:textarea-vertical-align="top" draw:auto-grow-height="false" fo:min-height="4.862cm" fo:min-width="4.012cm"/>
      <style:paragraph-properties style:writing-mode="lr-tb"/>
    </style:style>
    <style:style style:name="P1" style:family="paragraph">
      <loext:graphic-properties draw:fill-color="#ffd7d7"/>
      <style:paragraph-properties fo:text-align="center"/>
    </style:style>
    <style:style style:name="P2" style:family="paragraph">
      <style:paragraph-properties fo:text-align="center" style:writing-mode="lr-tb"/>
      <style:text-properties fo:font-size="18pt" fo:language="en" fo:country="US" style:font-size-asian="18pt" style:font-size-complex="18pt"/>
    </style:style>
    <style:style style:name="P3" style:family="paragraph">
      <loext:graphic-properties draw:fill-color="#ffffd7"/>
      <style:paragraph-properties fo:text-align="center" style:writing-mode="lr-tb"/>
      <style:text-properties fo:font-size="18pt" fo:language="en" fo:country="US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7b59"/>
      <style:paragraph-properties fo:text-align="center"/>
      <style:text-properties fo:font-size="18pt" fo:language="en" fo:country="US" style:font-size-asian="18pt" style:font-size-complex="18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6f9d4"/>
      <style:paragraph-properties fo:text-align="center" style:writing-mode="lr-tb"/>
    </style:style>
    <style:style style:name="P10" style:family="paragraph">
      <loext:graphic-properties draw:fill-color="#afd095"/>
      <style:paragraph-properties fo:text-align="center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loext:graphic-properties draw:fill-color="#ffdbb6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c9211e" style:font-name="Linux Biolinum G1" fo:font-size="24pt" fo:language="en" fo:country="US" fo:font-weight="bold" style:font-size-asian="18pt" style:font-size-complex="18pt"/>
    </style:style>
    <style:style style:name="P14" style:family="paragraph">
      <loext:graphic-properties draw:fill-color="#eeeeee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style:text-properties fo:color="#8d281e"/>
    </style:style>
    <style:style style:name="P18" style:family="paragraph">
      <loext:graphic-properties draw:fill="none" draw:fill-color="#ffffff"/>
      <style:paragraph-properties style:writing-mode="lr-tb"/>
      <style:text-properties fo:color="#8d281e" style:font-name="Linux Biolinum G1" fo:font-size="24pt" fo:language="en" fo:country="US" fo:font-weight="bold" style:font-size-asian="18pt" style:font-size-complex="18pt"/>
    </style:style>
    <style:style style:name="P19" style:family="paragraph">
      <loext:graphic-properties draw:fill-color="#ffffd7"/>
      <style:paragraph-properties fo:text-align="center"/>
    </style:style>
    <style:style style:name="T1" style:family="text">
      <style:text-properties fo:font-size="18pt" fo:language="en" fo:country="US" style:font-size-asian="18pt" style:font-size-complex="18pt"/>
    </style:style>
    <style:style style:name="T2" style:family="text">
      <style:text-properties fo:font-size="13pt" fo:language="en" fo:country="US" style:font-size-asian="13pt" style:font-size-complex="13pt"/>
    </style:style>
    <style:style style:name="T3" style:family="text">
      <style:text-properties fo:font-size="12pt"/>
    </style:style>
    <style:style style:name="T4" style:family="text">
      <style:text-properties fo:color="#c9211e" style:font-name="Linux Biolinum G1" fo:font-size="24pt" fo:language="en" fo:country="US" fo:font-weight="bold" style:font-size-asian="18pt" style:font-size-complex="18pt"/>
    </style:style>
    <style:style style:name="T5" style:family="text">
      <style:text-properties style:font-name="Linux Biolinum G1" fo:font-size="24pt" fo:language="en" fo:country="US" fo:font-weight="bold" style:font-size-asian="18pt" style:font-size-complex="18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8.7cm" svg:height="4cm" svg:x="13.435cm" svg:y="11.435cm">
          <text:p/>
          <draw:enhanced-geometry svg:viewBox="0 0 21600 21600" draw:text-areas="0 0 21600 21600" draw:type="circular-arrow" draw:modifiers="149.353498189384 -17.9188331274932 6325.664845712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3.7cm" svg:height="3cm" svg:x="12.635cm" svg:y="13.935cm">
          <text:p text:style-name="P2"><text:span text:style-name="T1">INBOX</text:span></text:p>
          <text:p text:style-name="P2"><text:span text:style-name="T2">(NoSQL?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3.7cm" svg:height="2.7cm" svg:x="20.335cm" svg:y="13.835cm">
          <text:p text:style-name="P2"><text:span text:style-name="T1">Analytical</text:span></text:p>
          <text:p text:style-name="P2"><text:span text:style-name="T1">DB (SQL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2" draw:id="id2" draw:layer="layout" svg:width="4.9cm" svg:height="1.9cm" svg:x="16.035cm" svg:y="9.735cm">
          <text:p text:style-name="P2"><text:span text:style-name="T1">Jobs Analyz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4.1cm" svg:height="1.6cm" svg:x="1.335cm" svg:y="7.135cm">
          <text:p text:style-name="P2"><text:span text:style-name="T1">The Muse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4.1cm" svg:height="1.6cm" svg:x="1.335cm" svg:y="9.735cm">
          <text:p text:style-name="P2"><text:span text:style-name="T1">Jooble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4.1cm" svg:height="1.6cm" svg:x="1.335cm" svg:y="12.435cm">
          <text:p text:style-name="P2"><text:span text:style-name="T1">Google </text:span></text:p>
          <text:p text:style-name="P2"><text:span text:style-name="T1">Cloud Jobs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6" draw:text-style-name="P5" draw:layer="layout" svg:x1="5.435cm" svg:y1="7.935cm" svg:x2="8.535cm" svg:y2="10.635cm">
          <text:p text:style-name="P4"><text:span text:style-name="T3">REST</text:span></text:p>
        </draw:line>
        <draw:line draw:style-name="gr6" draw:text-style-name="P5" draw:layer="layout" svg:x1="5.435cm" svg:y1="10.635cm" svg:x2="8.435cm" svg:y2="10.635cm">
          <text:p text:style-name="P4"><text:span text:style-name="T3">REST</text:span></text:p>
        </draw:line>
        <draw:line draw:style-name="gr6" draw:text-style-name="P5" draw:layer="layout" svg:x1="5.435cm" svg:y1="13.235cm" svg:x2="8.535cm" svg:y2="10.635cm">
          <text:p text:style-name="P4"><text:span text:style-name="T3">REST/gRPC</text:span></text:p>
        </draw:line>
        <draw:custom-shape draw:style-name="gr7" draw:text-style-name="P1" draw:layer="layout" svg:width="2.7cm" svg:height="5.1cm" svg:x="9.835cm" svg:y="11.43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line draw:style-name="gr8" draw:text-style-name="P6" draw:layer="layout" svg:x1="5.135cm" svg:y1="16.935cm" svg:x2="5.235cm" svg:y2="16.935cm">
          <text:p/>
        </draw:line>
        <draw:custom-shape draw:style-name="gr9" draw:text-style-name="P7" draw:layer="layout" svg:width="1.8cm" svg:height="2.4cm" svg:x="9.335cm" svg:y="13.73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2" xml:id="id1" draw:id="id1" draw:layer="layout" svg:width="4.9cm" svg:height="1.9cm" svg:x="8.535cm" svg:y="9.735cm">
          <text:p text:style-name="P2"><text:span text:style-name="T1">Grabber Jo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draw:type="line" svg:x1="13.435cm" svg:y1="10.685cm" svg:x2="16.035cm" svg:y2="10.685cm" draw:start-shape="id1" draw:start-glue-point="7" draw:end-shape="id2" draw:end-glue-point="5" svg:d="M13435 10685h2600" svg:viewBox="0 0 2601 1">
          <text:p/>
        </draw:connector>
        <draw:custom-shape draw:style-name="gr11" draw:text-style-name="P9" draw:layer="layout" svg:width="5.5cm" svg:height="3.4cm" svg:x="22.535cm" svg:y="8.235cm">
          <text:p text:style-name="P8">Domain </text:p>
          <text:p text:style-name="P8">Micro-ser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0.7cm" svg:height="0.7cm" svg:x="22.83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cm" svg:height="0.7cm" svg:x="23.88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cm" svg:height="0.7cm" svg:x="24.93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cm" svg:height="0.7cm" svg:x="25.98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cm" svg:height="0.7cm" svg:x="27.03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421cm" svg:height="1.1cm" draw:transform="rotate (1.37811197737472) translate (23.363cm 13.923cm)">
          <text:p/>
          <draw:enhanced-geometry svg:viewBox="0 0 21600 21600" draw:text-areas="?f5 ?f1 ?f6 ?f3" draw:type="left-right-arrow" draw:modifiers="5681.22041031036 5787.465940054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1" draw:layer="layout" svg:width="4.5cm" svg:height="3.9cm" svg:x="23.035cm" svg:y="1.535cm">
          <text:p text:style-name="P8">Web UI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5" draw:text-style-name="P12" draw:layer="layout" svg:width="3cm" svg:height="1.3cm" draw:transform="rotate (1.5707963267949) translate (24.335cm 8.23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13" draw:layer="layout" svg:width="8.833cm" svg:height="1.216cm" svg:x="0.819cm" svg:y="0.835cm">
          <draw:text-box>
            <text:p><text:span text:style-name="T4">US Job Seeker Project</text:span></text:p>
          </draw:text-box>
        </draw:frame>
        <draw:g>
          <draw:custom-shape draw:style-name="gr17" draw:text-style-name="P14" draw:layer="layout" svg:width="1.4cm" svg:height="1.4cm" svg:x="9.935cm" svg:y="6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5" draw:layer="layout" svg:width="0.4cm" svg:height="0.7cm" svg:x="10.535cm" svg:y="6.635cm">
            <text:p/>
            <draw:enhanced-geometry svg:viewBox="0 0 21600 21600" draw:mirror-horizontal="true" draw:text-areas="?f2 ?f7 ?f1 ?f1 ?f7 ?f2 ?f1 ?f1" draw:type="mso-spt89" draw:modifiers="9959.28143712575 16159.6009975062 3820.82738944365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</draw:g>
        <draw:custom-shape draw:style-name="gr19" draw:text-style-name="P16" draw:layer="layout" svg:width="0.5cm" svg:height="1.9cm" svg:x="10.335cm" svg:y="7.83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6" draw:text-style-name="P18" draw:layer="layout" svg:width="9.337cm" svg:height="1.216cm" svg:x="0.82cm" svg:y="2.035cm">
          <draw:text-box>
            <text:p text:style-name="P17"><text:span text:style-name="T5">Components Overview</text:span></text:p>
          </draw:text-box>
        </draw:frame>
        <draw:custom-shape draw:style-name="gr5" draw:text-style-name="P3" draw:layer="layout" svg:width="4.1cm" svg:height="1.6cm" svg:x="1.336cm" svg:y="15.235cm">
          <text:p text:style-name="P2"><text:span text:style-name="T1">GraphQL</text:span></text:p>
          <text:p text:style-name="P2"><text:span text:style-name="T1">.jobs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6" draw:text-style-name="P5" draw:layer="layout" svg:x1="5.435cm" svg:y1="16.035cm" svg:x2="8.436cm" svg:y2="10.647cm">
          <text:p text:style-name="P4"><text:span text:style-name="T3">GraphQL</text:span></text:p>
        </draw:line>
      </draw:page>
      <draw:page draw:name="page2" draw:style-name="dp1" draw:master-page-name="Padrão">
        <draw:frame draw:style-name="gr16" draw:text-style-name="P13" draw:layer="layout" svg:width="8.833cm" svg:height="1.216cm" svg:x="0.819cm" svg:y="0.835cm">
          <draw:text-box>
            <text:p><text:span text:style-name="T4">US Job Seeker Project</text:span></text:p>
          </draw:text-box>
        </draw:frame>
        <draw:frame draw:style-name="gr16" draw:text-style-name="P18" draw:layer="layout" svg:width="8.909cm" svg:height="1.216cm" svg:x="0.82cm" svg:y="2.035cm">
          <draw:text-box>
            <text:p text:style-name="P17"><text:span text:style-name="T5">Technology Overview</text:span></text:p>
          </draw:text-box>
        </draw:frame>
        <draw:custom-shape draw:style-name="gr20" draw:text-style-name="P19" draw:layer="layout" svg:width="5cm" svg:height="5.6cm" svg:x="5.935cm" svg:y="4.835cm">
          <text:p text:style-name="P4"><text:span text:style-name="T6">GrabberJob</text:span></text:p>
          <text:p text:style-name="P4"/>
          <text:p text:style-name="P4">AWS EC2</text:p>
          <text:p text:style-name="P4">Linux</text:p>
          <text:p text:style-name="P4">cron</text:p>
          <text:p text:style-name="P4">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5cm" svg:height="5.6cm" svg:x="12.335cm" svg:y="4.835cm">
          <text:p text:style-name="P4"><text:span text:style-name="T6">Inbox DB</text:span></text:p>
          <text:p text:style-name="P4"/>
          <text:p text:style-name="P4">AWS</text:p>
          <text:p text:style-name="P4">Document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5cm" svg:height="5.6cm" svg:x="18.735cm" svg:y="4.935cm">
          <text:p text:style-name="P4"><text:span text:style-name="T6">JobsAnalyzer</text:span></text:p>
          <text:p text:style-name="P4"/>
          <text:p text:style-name="P4">AWS EC2</text:p>
          <text:p text:style-name="P4">Linux</text:p>
          <text:p text:style-name="P4">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5cm" svg:height="5.6cm" svg:x="5.835cm" svg:y="11.335cm">
          <text:p text:style-name="P4"><text:span text:style-name="T6">Micro-Services</text:span></text:p>
          <text:p text:style-name="P4"/>
          <text:p text:style-name="P4">AWS Lamb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5cm" svg:height="5.6cm" svg:x="12.235cm" svg:y="11.335cm">
          <text:p text:style-name="P4"><text:span text:style-name="T6">Analytical DB</text:span></text:p>
          <text:p text:style-name="P4"/>
          <text:p text:style-name="P4">AWS</text:p>
          <text:p text:style-name="P4">MySQL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5cm" svg:height="5.6cm" svg:x="18.635cm" svg:y="11.435cm">
          <text:p text:style-name="P4"><text:span text:style-name="T6">Web UI</text:span></text:p>
          <text:p text:style-name="P4"/>
          <text:p text:style-name="P4">AWS EC2?</text:p>
          <text:p text:style-name="P4">Linux?</text:p>
          <text:p text:style-name="P4">Python?</text:p>
          <text:p text:style-name="P4">Flask/Django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pitch="variable"/>
    <style:font-face style:name="Linux Biolinum G" svg:font-family="'Linux Biolinum G'" style:font-pitch="variable"/>
    <style:font-face style:name="Linux Biolinum G1" svg:font-family="'Linux Biolinum G'" style:font-adornments="Negri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20T18:43:01.323000000</meta:creation-date>
    <dc:date>2021-04-22T00:41:02.601000000</dc:date>
    <meta:editing-duration>PT5H16M4S</meta:editing-duration>
    <meta:editing-cycles>4</meta:editing-cycles>
    <meta:generator>LibreOffice/6.3.4.2$Windows_X86_64 LibreOffice_project/60da17e045e08f1793c57c00ba83cdfce946d0aa</meta:generator>
    <meta:document-statistic meta:object-count="40"/>
  </office:meta>
</office:document-meta>
</file>